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2.802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1.786cm"/>
    </style:style>
    <style:style style:name="gr4" style:family="graphic" style:parent-style-name="standard">
      <style:graphic-properties draw:textarea-horizontal-align="justify" draw:textarea-vertical-align="middle" draw:auto-grow-height="false" fo:min-height="3.571cm" fo:min-width="3.311cm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9.148cm" fo:min-width="8.136cm"/>
    </style:style>
    <style:style style:name="gr10" style:family="graphic" style:parent-style-name="standard">
      <style:graphic-properties draw:textarea-horizontal-align="justify" draw:textarea-vertical-align="middle" draw:auto-grow-height="false" fo:min-height="15.244cm" fo:min-width="13.216cm"/>
    </style:style>
    <style:style style:name="gr11" style:family="graphic" style:parent-style-name="standard">
      <style:graphic-properties draw:textarea-horizontal-align="justify" draw:textarea-vertical-align="middle" draw:auto-grow-height="false" fo:min-height="15.244cm" fo:min-width="14.74cm"/>
    </style:style>
    <style:style style:name="gr12" style:family="graphic" style:parent-style-name="standard">
      <style:graphic-properties draw:textarea-horizontal-align="justify" draw:textarea-vertical-align="middle" draw:auto-grow-height="false" fo:min-height="11.942cm" fo:min-width="10.9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.408cm" svg:height="0.962cm" svg:x="9.398cm" svg:y="2.794cm">
          <draw:text-box>
            <text:p>DATABASE DESIGN</text:p>
          </draw:text-box>
        </draw:frame>
        <draw:custom-shape draw:style-name="gr2" draw:text-style-name="P2" draw:layer="layout" svg:width="3.302cm" svg:height="2.794cm" svg:x="11.684cm" svg:y="5.588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2.54cm" svg:x="4.572cm" svg:y="12.1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1cm" svg:height="3.821cm" draw:transform="skewX (0.00506145483078356) rotate (0.00523598775598299) translate (3.046cm 10.93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72cm" svg:height="3.81cm" svg:x="19.05cm" svg:y="10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54cm" svg:x="10.414cm" svg:y="17.01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858cm" svg:y1="14.224cm" svg:x2="19.05cm" svg:y2="13.97cm">
          <text:p/>
        </draw:line>
        <draw:frame draw:style-name="gr1" draw:text-style-name="P1" draw:layer="layout" svg:width="7.69cm" svg:height="0.962cm" svg:x="16.256cm" svg:y="5.334cm">
          <draw:text-box>
            <text:p>Userid , name , password</text:p>
          </draw:text-box>
        </draw:frame>
        <draw:frame draw:style-name="gr1" draw:text-style-name="P1" draw:layer="layout" svg:width="1.874cm" svg:height="0.962cm" svg:x="4.064cm" svg:y="9.906cm">
          <draw:text-box>
            <text:p>shop</text:p>
          </draw:text-box>
        </draw:frame>
        <draw:frame draw:style-name="gr1" draw:text-style-name="P1" draw:layer="layout" svg:width="2.157cm" svg:height="0.962cm" svg:x="19.433cm" svg:y="9.706cm">
          <draw:text-box>
            <text:p>works</text:p>
          </draw:text-box>
        </draw:frame>
        <draw:frame draw:style-name="gr1" draw:text-style-name="P1" draw:layer="layout" svg:width="2.195cm" svg:height="0.962cm" svg:x="11.013cm" svg:y="16.056cm">
          <draw:text-box>
            <text:p>status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2" draw:layer="layout" svg:width="8.636cm" svg:height="9.398cm" svg:x="7.366cm" svg:y="6.35cm">
          <text:p text:style-name="P2">id</text:p>
          <text:p text:style-name="P2">Username</text:p>
          <text:p text:style-name="P2">Passwd</text:p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34cm" svg:height="0.962cm" svg:x="9.652cm" svg:y="3.302cm">
          <draw:text-box>
            <text:p>user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0" draw:text-style-name="P2" draw:layer="layout" svg:width="13.716cm" svg:height="15.494cm" svg:x="6.858cm" svg:y="3.3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74cm" svg:height="0.962cm" svg:x="10.414cm" svg:y="1.016cm">
          <draw:text-box>
            <text:p>shop</text:p>
          </draw:text-box>
        </draw:frame>
        <draw:frame draw:style-name="gr1" draw:text-style-name="P1" draw:layer="layout" svg:width="5.43cm" svg:height="5.939cm" svg:x="10.16cm" svg:y="5.842cm">
          <draw:text-box>
            <text:p>id</text:p>
            <text:p>Name</text:p>
            <text:p>Place</text:p>
            <text:p>contact_number</text:p>
            <text:p>total_works</text:p>
            <text:p>completed_works</text:p>
            <text:p>balance</text:p>
            <text:p/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1" draw:text-style-name="P2" draw:layer="layout" svg:width="15.24cm" svg:height="15.494cm" svg:x="4.826cm" svg:y="4.06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57cm" svg:height="0.962cm" svg:x="9.398cm" svg:y="2.286cm">
          <draw:text-box>
            <text:p>works</text:p>
          </draw:text-box>
        </draw:frame>
        <draw:frame draw:style-name="gr1" draw:text-style-name="P1" draw:layer="layout" svg:width="4.265cm" svg:height="3.806cm" svg:x="9.398cm" svg:y="6.096cm">
          <draw:text-box>
            <text:p>Id</text:p>
            <text:p>device_name</text:p>
            <text:p>Model</text:p>
            <text:p>Description</text:p>
            <text:p/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.195cm" svg:height="0.962cm" svg:x="9.144cm" svg:y="2.086cm">
          <draw:text-box>
            <text:p>status</text:p>
          </draw:text-box>
        </draw:frame>
        <draw:custom-shape draw:style-name="gr12" draw:text-style-name="P2" draw:layer="layout" svg:width="11.43cm" svg:height="12.192cm" svg:x="7.366cm" svg:y="6.096cm">
          <text:p text:style-name="P2">shop_id</text:p>
          <text:p text:style-name="P2">Work_id</text:p>
          <text:p text:style-name="P2">Status</text:p>
          <text:p text:style-name="P2">Charge</text:p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946cm" svg:height="1.673cm" svg:x="11.948cm" svg:y="9.503cm">
          <draw:text-box>
            <text:p>Si no</text:p>
            <text:p/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23:27:08.077000000</meta:creation-date>
    <dc:date>2016-07-25T23:37:36.481000000</dc:date>
    <meta:editing-duration>PT10M31S</meta:editing-duration>
    <meta:editing-cycles>1</meta:editing-cycles>
    <meta:document-statistic meta:object-count="53"/>
    <meta:generator>LibreOffice/5.0.1.2$Windows_x86 LibreOffice_project/81898c9f5c0d43f3473ba111d7b351050be20261</meta:generator>
  </office:meta>
</office:document-meta>
</file>